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057cm"/>
    </style:style>
    <style:style style:name="co2" style:family="table-column">
      <style:table-column-properties fo:break-before="auto" style:column-width="20.6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80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ICA</text:p>
          </table:table-cell>
          <table:table-cell table:style-name="ce1" office:value-type="string" calcext:value-type="string">
            <text:p>APP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Em devoluções com destaque de ICMS pelo regime Simples Nacional, o CST a ser utilizado deve ser o 900. </text:p>
          </table:table-cell>
          <table:table-cell office:value-type="string" calcext:value-type="string">
            <text:p>Nota Fiscal Eletrônic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Em notas de devolução, as informações devem ser iguais a nota de compra ou venda. Ou seja, a descrição dos produtos assim como</text:p>
          </table:table-cell>
          <table:table-cell office:value-type="string" calcext:value-type="string">
            <text:p>Nota Fiscal Eletrônica</text:p>
          </table:table-cell>
        </table:table-row>
        <table:table-row table:style-name="ro2">
          <table:table-cell office:value-type="string" calcext:value-type="string">
            <text:p>valores e impostos devem ser replicados na nota de devolução. 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ssoa física não é contribuinte, portanto, não possui inscrição estadual. </text:p>
          </table:table-cell>
          <table:table-cell office:value-type="string" calcext:value-type="string">
            <text:p>Contato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a montagem da composição o lucro pode ser calculado de três formas: No valor dos materiais, na diferença de valor e no serviço.</text:p>
          </table:table-cell>
          <table:table-cell office:value-type="string" calcext:value-type="string">
            <text:p>Composição.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O valor do equipamento no momento da ocorrência deve ser calculado referente ao valor total do bem antes da “batida”</text:p>
          </table:table-cell>
          <table:table-cell office:value-type="string" calcext:value-type="string">
            <text:p>Ocorrênci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o plano de contas, os registros que foram criados como <text:span text:style-name="T1">Analíticos </text:span>somam no registro <text:span text:style-name="T1">Título. </text:span></text:p>
          </table:table-cell>
          <table:table-cell office:value-type="string" calcext:value-type="string">
            <text:p>Plano de conta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O relatório de situação de venda visa analisar a produtividade da equipe</text:p>
          </table:table-cell>
          <table:table-cell office:value-type="string" calcext:value-type="string">
            <text:p>Situação de Venda – Relatório.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ara realizar o controle de estoque, as notas de entrada devem estar com a opção <text:span text:style-name="T1">Enviar Estoque</text:span> marcada</text:p>
          </table:table-cell>
          <table:table-cell office:value-type="string" calcext:value-type="string">
            <text:p>Estoqu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É possível que orçamentos tenham valores diferentes da venda.</text:p>
          </table:table-cell>
          <table:table-cell office:value-type="string" calcext:value-type="string">
            <text:p>Orçamento – Vend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ão se destaca IPI em campo próprio em notas de devolução, uma vez que a saída do produto da fábrica é o fato gerador do imposto.</text:p>
          </table:table-cell>
          <table:table-cell office:value-type="string" calcext:value-type="string">
            <text:p>Nota de Devolução </text:p>
          </table:table-cell>
        </table:table-row>
        <table:table-row table:style-name="ro2">
          <table:table-cell office:value-type="string" calcext:value-type="string">
            <text:p>Então, deve-se destacar o imposto nas informações complementares da nota. 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Mesmo que a matéria-prima da composição não tenha fórmula, sua baixa é efetuada. </text:p>
          </table:table-cell>
          <table:table-cell office:value-type="string" calcext:value-type="string">
            <text:p>Composição.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Em notas fiscais de <text:span text:style-name="T1">Remessa para Conserto</text:span> não se destacada impostos. </text:p>
          </table:table-cell>
          <table:table-cell office:value-type="string" calcext:value-type="string">
            <text:p>Nota Fiscal Eletrônic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a emissão de nota fiscal para pessoa física o campo  <text:span text:style-name="T1">Inscr. Est. /Ident</text:span> não pode estar preenchido</text:p>
          </table:table-cell>
          <table:table-cell office:value-type="string" calcext:value-type="string">
            <text:p>Nota Fiscal Eletrônic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o caixa são exibidos apenas os lançamentos pagos e recebidos</text:p>
          </table:table-cell>
          <table:table-cell office:value-type="string" calcext:value-type="string">
            <text:p>Caix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ara funcionários que trabalham meio período, o ponto deve ser batido no modo manual.</text:p>
          </table:table-cell>
          <table:table-cell office:value-type="string" calcext:value-type="string">
            <text:p>Ficha Ponto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a emissão de nota fiscal de devolução, caso possível pedir o espelho da nota, onde já constam todos os dados corretos de tributação</text:p>
          </table:table-cell>
          <table:table-cell office:value-type="string" calcext:value-type="string">
            <text:p>Nota Fiscal Eletrônica</text:p>
          </table:table-cell>
        </table:table-row>
        <table:table-row table:style-name="ro2">
          <table:table-cell office:value-type="string" calcext:value-type="string">
            <text:p>a serem utilizados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O botão <text:span text:style-name="T1">Nota Fiscal</text:span> agrupa apenas para a emissão da nota fiscal, sendo possível faturar as vendas individualmente e gerar duplicidade</text:p>
          </table:table-cell>
          <table:table-cell office:value-type="string" calcext:value-type="string">
            <text:p>Venda – Nota Fiscal Eletrônica – Financeiro.</text:p>
          </table:table-cell>
        </table:table-row>
        <table:table-row table:style-name="ro2">
          <table:table-cell office:value-type="string" calcext:value-type="string">
            <text:p>no financeiro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a emissão de notas fiscais para o exterior, o valor da taxa <text:span text:style-name="T1">SISCOMEX </text:span>entra como acréscimo e deve ser informada nas observações </text:p>
          </table:table-cell>
          <table:table-cell office:value-type="string" calcext:value-type="string">
            <text:p>Nota Fiscal Eletrônica</text:p>
          </table:table-cell>
        </table:table-row>
        <table:table-row table:style-name="ro2">
          <table:table-cell office:value-type="string" calcext:value-type="string">
            <text:p>adicionais da nota. 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É possível cadastrar produtos com a mesma descrição e código de fábrica.</text:p>
          </table:table-cell>
          <table:table-cell office:value-type="string" calcext:value-type="string">
            <text:p>Produto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ara emissão de nota fiscal o preenchimento do campo “Telefone” é obrigatório</text:p>
          </table:table-cell>
          <table:table-cell office:value-type="string" calcext:value-type="string">
            <text:p>Nota Fiscal Eletrônic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 diferença de valor exibida na composição é a diferença entre a soma das matérias-primas e o valor de venda definido.</text:p>
          </table:table-cell>
          <table:table-cell office:value-type="string" calcext:value-type="string">
            <text:p>Composição.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ançamentos no financeiro independem do caixa, condição de pagamento e plano de contas</text:p>
          </table:table-cell>
          <table:table-cell office:value-type="string" calcext:value-type="string">
            <text:p>Financeiro.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Em nota de devolução onde a empresa seja do regime <text:span text:style-name="T1">Normal</text:span>, o código CST a ser utilizado é o mesmo da nota de original.</text:p>
          </table:table-cell>
          <table:table-cell office:value-type="string" calcext:value-type="string">
            <text:p>Nota Fiscal Eletrônic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ata da nota pode ser superior a de emissão em até 30 dias. </text:p>
          </table:table-cell>
          <table:table-cell office:value-type="string" calcext:value-type="string">
            <text:p>Nota Fiscal Eletrônic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rédito de cliente pode ser lançado na venda, no financeiro ou no diretamente no caixa. <text:span text:style-name="T2">PENDENTE CAIXA!!</text:span></text:p>
          </table:table-cell>
          <table:table-cell office:value-type="string" calcext:value-type="string">
            <text:p>Caixa – Crédito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Matéria prima não pode ser vendida!</text:p>
          </table:table-cell>
          <table:table-cell office:value-type="string" calcext:value-type="string">
            <text:p>Produto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otas de estorno irão utilizar o CFOP inverso ao da nota a ser estornada e no campo <text:span text:style-name="T1">“Finalidade”</text:span> precisa estar selecionada a opção: </text:p>
          </table:table-cell>
          <table:table-cell office:value-type="string" calcext:value-type="string">
            <text:p>Nota Fiscal Eletrônica</text:p>
          </table:table-cell>
        </table:table-row>
        <table:table-row table:style-name="ro2">
          <table:table-cell table:style-name="ce3" office:value-type="string" calcext:value-type="string">
            <text:p>“Ajuste/Estorno.”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Em notas de devolução se atentar se o preenchimento do campo <text:span text:style-name="T1">“Entrada/Saída” </text:span><text:span text:style-name="T3">está correto.</text:span></text:p>
          </table:table-cell>
          <table:table-cell office:value-type="string" calcext:value-type="string">
            <text:p>Nota Fiscal Eletrônic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o caixa fica apenas o valor em dinheiro. Lançamentos dos demais tipos devem ser transferidos antes do fechamento</text:p>
          </table:table-cell>
          <table:table-cell office:value-type="string" calcext:value-type="string">
            <text:p>Caix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o utilizar a opção <text:span text:style-name="T1">“Visualizar a NFe - Antes de Emitir”</text:span> é gerado um número de nota fiscal. </text:p>
          </table:table-cell>
          <table:table-cell office:value-type="string" calcext:value-type="string">
            <text:p>Nota Fiscal Eletrôni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 style:data-style-name="N2" text:time-value="08:07:09.97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9T10:17:23.715000000</meta:creation-date>
    <dc:date>2023-07-21T11:16:57.847000000</dc:date>
    <meta:editing-duration>P1DT4H55M10S</meta:editing-duration>
    <meta:editing-cycles>61</meta:editing-cycles>
    <meta:generator>LibreOffice/7.3.2.2$Windows_X86_64 LibreOffice_project/49f2b1bff42cfccbd8f788c8dc32c1c309559be0</meta:generator>
    <meta:document-statistic meta:table-count="1" meta:cell-count="68" meta:object-count="0"/>
  </office:meta>
</office:document-meta>
</file>